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2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5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2"/>
        <table:table-column table:style-name="co1" table:default-cell-style-name="ce6"/>
        <table:table-column table:style-name="co1" table:default-cell-style-name="ce42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4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2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35" table:number-columns-repeated="2"/>
          <table:table-cell table:style-name="ce43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27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27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27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27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Command</text:p>
          </table:table-cell>
          <table:covered-table-cell/>
          <table:table-cell table:style-name="ce19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52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f</text:p>
          </table:table-cell>
          <table:table-cell table:style-name="ce52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2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1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2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2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2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27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27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2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27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27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2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2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2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5:11:39.393872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29T05:14:20.015189094</dc:date>
    <meta:editing-duration>P1DT14H25M40S</meta:editing-duration>
    <meta:editing-cycles>628</meta:editing-cycles>
    <meta:generator>LibreOffice/24.8.0.3$Linux_X86_64 LibreOffice_project/480$Build-3</meta:generator>
    <meta:print-date>2024-08-29T05:12:34.276322662</meta:print-date>
    <meta:printed-by>PDF files</meta:printed-by>
    <meta:document-statistic meta:table-count="1" meta:cell-count="3445" meta:object-count="0"/>
  </office:meta>
</office:document-meta>
</file>